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3.087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791in"/>
    </style:style>
    <style:style style:name="co4" style:family="table-column">
      <style:table-column-properties fo:break-before="auto" style:column-width="2.529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30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ext-properties style:font-name="Arial" fo:font-weight="bold" style:font-weight-asian="bold" style:font-weight-complex="bold"/>
    </style:style>
    <style:style style:name="ce33" style:family="table-cell" style:parent-style-name="Default">
      <style:text-properties style:font-name="Arial"/>
    </style:style>
    <style:style style:name="ce34" style:family="table-cell" style:parent-style-name="Default">
      <style:text-properties fo:color="#ff0000" style:font-name="Arial" fo:font-weight="bold" style:font-weight-asian="bold" style:font-weight-complex="bold"/>
    </style:style>
    <style:style style:name="ce35" style:family="table-cell" style:parent-style-name="Default">
      <style:text-properties style:use-window-font-color="true" style:font-name="Arial" fo:font-weight="normal" style:font-weight-asian="normal" style:font-weight-complex="normal"/>
    </style:style>
    <style:style style:name="ce36" style:family="table-cell" style:parent-style-name="Gnumeric-default">
      <style:text-properties style:font-name="Arial"/>
    </style:style>
    <style:style style:name="ce37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font-name="Arial" fo:font-weight="normal" style:font-weight-asian="normal" style:font-weight-complex="normal"/>
    </style:style>
    <style:style style:name="ce39" style:family="table-cell" style:parent-style-name="Default" style:data-style-name="N123">
      <style:table-cell-properties fo:background-color="#ffff00"/>
      <style:text-properties style:font-name="Arial" fo:font-weight="normal" style:font-weight-asian="normal" style:font-weight-complex="normal"/>
    </style:style>
    <style:style style:name="ce40" style:family="table-cell" style:parent-style-name="Default" style:data-style-name="N123">
      <style:text-properties style:font-name="Arial" fo:font-weight="normal" style:font-weight-asian="normal" style:font-weight-complex="normal"/>
    </style:style>
    <style:style style:name="ce41" style:family="table-cell" style:parent-style-name="Default" style:data-style-name="N123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 style:data-style-name="N104">
      <style:table-cell-properties fo:background-color="#ffff00"/>
      <style:text-properties style:font-name="Arial" fo:font-weight="normal" style:font-weight-asian="normal" style:font-weight-complex="normal"/>
    </style:style>
    <style:style style:name="ce43" style:family="table-cell" style:parent-style-name="Default" style:data-style-name="N123">
      <style:text-properties style:font-name="Arial"/>
    </style:style>
    <style:style style:name="ce44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Gnumeric-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color="#111111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2" table:number-columns-repeated="1019" table:default-cell-style-name="ce33"/>
        <table:table-row table:style-name="ro1">
          <table:table-cell table:style-name="ce30" office:value-type="string" calcext:value-type="string">
            <text:p>BILL OF MATERIALS</text:p>
          </table:table-cell>
          <table:table-cell table:number-columns-repeated="1023"/>
        </table:table-row>
        <table:table-row table:style-name="ro2">
          <table:table-cell table:style-name="ce32" office:value-type="string" calcext:value-type="string">
            <text:p>Model: PsyLink P9.2</text:p>
          </table:table-cell>
          <table:table-cell table:number-columns-repeated="1023"/>
        </table:table-row>
        <table:table-row table:style-name="ro2">
          <table:table-cell table:style-name="ce32" office:value-type="string" calcext:value-type="string">
            <text:p>Created: 2022-02-24</text:p>
          </table:table-cell>
          <table:table-cell table:number-columns-repeated="1023"/>
        </table:table-row>
        <table:table-row table:style-name="ro2">
          <table:table-cell table:style-name="ce32" office:value-type="string" calcext:value-type="string">
            <text:p>Updated: 2022-02-24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2" office:value-type="string" calcext:value-type="string">
            <text:p>Part</text:p>
          </table:table-cell>
          <table:table-cell table:style-name="ce32" office:value-type="string" calcext:value-type="string">
            <text:p>Count</text:p>
          </table:table-cell>
          <table:table-cell table:style-name="ce32" office:value-type="string" calcext:value-type="string">
            <text:p>Cost</text:p>
          </table:table-cell>
          <table:table-cell table:style-name="ce32" office:value-type="string" calcext:value-type="string">
            <text:p>Total</text:p>
          </table:table-cell>
          <table:table-cell table:style-name="ce32" office:value-type="string" calcext:value-type="string">
            <text:p>Link</text:p>
          </table:table-cell>
          <table:table-cell table:number-columns-repeated="1019"/>
        </table:table-row>
        <table:table-row table:style-name="ro2">
          <table:table-cell table:style-name="ce34" office:value-type="string" calcext:value-type="string">
            <text:p>Complete PsyLink</text:p>
          </table:table-cell>
          <table:table-cell table:style-name="ce38" office:value-type="float" office:value="1" calcext:value-type="float">
            <text:p>1</text:p>
          </table:table-cell>
          <table:table-cell table:style-name="ce39" table:formula="of:=SUM([.D9:.D11])+[.D13]+[.D34]" office:value-type="currency" office:currency="EUR" office:value="88.3354030448718" calcext:value-type="currency">
            <text:p>88.34 €</text:p>
          </table:table-cell>
          <table:table-cell table:style-name="ce43" table:formula="of:=[.B8]*[.C8]" office:value-type="currency" office:currency="EUR" office:value="88.3354030448718" calcext:value-type="currency">
            <text:p>88.34 €</text:p>
          </table:table-cell>
          <table:table-cell table:style-name="Default" office:value-type="string" calcext:value-type="string">
            <text:p>https://psylink.me/p9.2</text:p>
          </table:table-cell>
          <table:table-cell table:number-columns-repeated="1019"/>
        </table:table-row>
        <table:table-row table:style-name="ro2">
          <table:table-cell table:style-name="ce35" office:value-type="string" calcext:value-type="string">
            <text:p>Elastic, 5mm wide</text:p>
          </table:table-cell>
          <table:table-cell table:style-name="ce38" office:value-type="float" office:value="0.6" calcext:value-type="float">
            <text:p>0.6</text:p>
          </table:table-cell>
          <table:table-cell table:style-name="ce40" table:formula="of:=10.99/64" office:value-type="currency" office:currency="EUR" office:value="0.17171875" calcext:value-type="currency">
            <text:p>0.17 €</text:p>
          </table:table-cell>
          <table:table-cell table:style-name="ce43" table:formula="of:=[.B9]*[.C9]" office:value-type="currency" office:currency="EUR" office:value="0.10303125" calcext:value-type="currency">
            <text:p>0.10 €</text:p>
          </table:table-cell>
          <table:table-cell table:style-name="ce44" office:value-type="string" calcext:value-type="string">
            <text:p>https://www.amazon.de/gp/product/B08B1F7XXH</text:p>
          </table:table-cell>
          <table:table-cell table:number-columns-repeated="1019"/>
        </table:table-row>
        <table:table-row table:style-name="ro2">
          <table:table-cell table:style-name="ce35" office:value-type="string" calcext:value-type="string">
            <text:p>Safety Pins, 26.5mm</text:p>
          </table:table-cell>
          <table:table-cell table:style-name="ce38" office:value-type="float" office:value="2" calcext:value-type="float">
            <text:p>2</text:p>
          </table:table-cell>
          <table:table-cell table:style-name="ce40" table:formula="of:=4.97/150" office:value-type="currency" office:currency="EUR" office:value="0.0331333333333333" calcext:value-type="currency">
            <text:p>0.03 €</text:p>
          </table:table-cell>
          <table:table-cell table:style-name="ce43" table:formula="of:=[.B10]*[.C10]" office:value-type="currency" office:currency="EUR" office:value="0.0662666666666667" calcext:value-type="currency">
            <text:p>0.07 €</text:p>
          </table:table-cell>
          <table:table-cell table:style-name="ce44" office:value-type="string" calcext:value-type="string">
            <text:p>https://www.amazon.de/gp/product/B07DRJ134S</text:p>
          </table:table-cell>
          <table:table-cell table:number-columns-repeated="1019"/>
        </table:table-row>
        <table:table-row table:style-name="ro2">
          <table:table-cell table:style-name="ce35" office:value-type="string" calcext:value-type="string">
            <text:p>Jumper Wires, Female-Female, 2.56mm</text:p>
          </table:table-cell>
          <table:table-cell table:style-name="ce38" table:formula="of:=[.B34]*3 + [.B36]" office:value-type="float" office:value="14" calcext:value-type="float">
            <text:p>14</text:p>
          </table:table-cell>
          <table:table-cell table:style-name="ce41" table:formula="of:=4.99/40" office:value-type="currency" office:currency="EUR" office:value="0.12475" calcext:value-type="currency">
            <text:p>0.12 €</text:p>
          </table:table-cell>
          <table:table-cell table:style-name="ce43" table:formula="of:=[.B11]*[.C11]" office:value-type="currency" office:currency="EUR" office:value="1.7465" calcext:value-type="currency">
            <text:p>1.75 €</text:p>
          </table:table-cell>
          <table:table-cell table:style-name="ce37" office:value-type="string" calcext:value-type="string">
            <text:p>https://www.amazon.de/-/en/20cm-female-female-Dupont-Arduino-Raspberry/dp/B00OL6JZ3C/</text:p>
          </table:table-cell>
          <table:table-cell table:number-columns-repeated="1019"/>
        </table:table-row>
        <table:table-row table:style-name="ro2">
          <table:table-cell table:style-name="ce35" office:value-type="string" calcext:value-type="string">
            <text:p>Solder, Flux, Isopropyl Alcohol (for cleaning)</text:p>
          </table:table-cell>
          <table:table-cell table:style-name="ce38" office:value-type="float" office:value="1" calcext:value-type="float">
            <text:p>1</text:p>
          </table:table-cell>
          <table:table-cell table:style-name="ce41" office:value-type="currency" office:currency="EUR" office:value="0" calcext:value-type="currency">
            <text:p>0.00 €</text:p>
          </table:table-cell>
          <table:table-cell table:style-name="ce43" office:value-type="currency" office:currency="EUR" office:value="0" calcext:value-type="currency">
            <text:p>0.00 €</text:p>
          </table:table-cell>
          <table:table-cell table:style-name="ce37"/>
          <table:table-cell table:number-columns-repeated="1019"/>
        </table:table-row>
        <table:table-row table:style-name="ro2">
          <table:table-cell table:style-name="ce34" office:value-type="string" calcext:value-type="string">
            <text:p>Power Module</text:p>
          </table:table-cell>
          <table:table-cell table:style-name="ce38" office:value-type="float" office:value="1" calcext:value-type="float">
            <text:p>1</text:p>
          </table:table-cell>
          <table:table-cell table:style-name="ce39" table:formula="of:=SUM([.D14:.D32])/[.B13]" office:value-type="currency" office:currency="EUR" office:value="35.6362717948718" calcext:value-type="currency">
            <text:p>35.64 €</text:p>
          </table:table-cell>
          <table:table-cell table:style-name="ce43" table:formula="of:=[.B13]*[.C13]" office:value-type="currency" office:currency="EUR" office:value="35.6362717948718" calcext:value-type="currency">
            <text:p>35.64 €</text:p>
          </table:table-cell>
          <table:table-cell table:style-name="ce44"/>
          <table:table-cell table:number-columns-repeated="1019"/>
        </table:table-row>
        <table:table-row table:style-name="ro2">
          <table:table-cell office:value-type="string" calcext:value-type="string">
            <text:p>Power Module Board BP4.1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42" table:formula="of:=29.12/15" office:value-type="currency" office:currency="EUR" office:value="1.94133333333333" calcext:value-type="currency">
            <text:p>1.94 €</text:p>
          </table:table-cell>
          <table:table-cell table:style-name="ce43" table:formula="of:=[.B14]*[.C14]" office:value-type="currency" office:currency="EUR" office:value="1.94133333333333" calcext:value-type="currency">
            <text:p>1.94 €</text:p>
          </table:table-cell>
          <table:table-cell table:style-name="Default" office:value-type="string" calcext:value-type="string">
            <text:p>https://psylink.me/bp4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duino Nano 33 BLE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42" office:value-type="currency" office:currency="EUR" office:value="23.06" calcext:value-type="currency">
            <text:p>23.06 €</text:p>
          </table:table-cell>
          <table:table-cell table:style-name="ce43" table:formula="of:=[.B15]*[.C15]" office:value-type="currency" office:currency="EUR" office:value="23.06" calcext:value-type="currency">
            <text:p>23.06 €</text:p>
          </table:table-cell>
          <table:table-cell table:style-name="ce37" office:value-type="string" calcext:value-type="string">
            <text:p>https://store.arduino.cc/products/arduino-nano-33-bl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sistor, 1M, 1%, 0805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42" office:value-type="currency" office:currency="EUR" office:value="0.009" calcext:value-type="currency">
            <text:p>0.01 €</text:p>
          </table:table-cell>
          <table:table-cell table:style-name="ce43" table:formula="of:=[.B16]*[.C16]" office:value-type="currency" office:currency="EUR" office:value="0.009" calcext:value-type="currency">
            <text:p>0.01 €</text:p>
          </table:table-cell>
          <table:table-cell table:style-name="ce37" office:value-type="string" calcext:value-type="string">
            <text:p>https://www.reichelt.de/smd-widerstand-0805-1-0-mohm-125-mw-1--smd-0805-1-00m-p32922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sistor, 110K, 1%, 0805</text:p>
          </table:table-cell>
          <table:table-cell table:formula="of:=[.$B$13] * 3" office:value-type="float" office:value="3" calcext:value-type="float">
            <text:p>3</text:p>
          </table:table-cell>
          <table:table-cell table:style-name="ce42" office:value-type="currency" office:currency="EUR" office:value="0.012" calcext:value-type="currency">
            <text:p>0.01 €</text:p>
          </table:table-cell>
          <table:table-cell table:style-name="ce43" table:formula="of:=[.B17]*[.C17]" office:value-type="currency" office:currency="EUR" office:value="0.036" calcext:value-type="currency">
            <text:p>0.04 €</text:p>
          </table:table-cell>
          <table:table-cell table:style-name="ce36" office:value-type="string" calcext:value-type="string">
            <text:p>https://www.reichelt.de/de/en/smd-resistor-0805-110-kohm-330-mw-1--rnd-155hp05-aj-p250726.html?&amp;nbc=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sistor, 100, 1%, 0805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42" office:value-type="currency" office:currency="EUR" office:value="0.012" calcext:value-type="currency">
            <text:p>0.01 €</text:p>
          </table:table-cell>
          <table:table-cell table:style-name="ce43" table:formula="of:=[.B18]*[.C18]" office:value-type="currency" office:currency="EUR" office:value="0.012" calcext:value-type="currency">
            <text:p>0.01 €</text:p>
          </table:table-cell>
          <table:table-cell table:style-name="ce36" office:value-type="string" calcext:value-type="string">
            <text:p>https://www.reichelt.de/de/en/smd-chip-resistor-type-0805-100-ohm-smd-0805-100-p32874.html?&amp;nbc=1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LED (power indicator), 0805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42" office:value-type="currency" office:currency="EUR" office:value="0.04" calcext:value-type="currency">
            <text:p>0.04 €</text:p>
          </table:table-cell>
          <table:table-cell table:style-name="ce43" table:formula="of:=[.B19]*[.C19]" office:value-type="currency" office:currency="EUR" office:value="0.04" calcext:value-type="currency">
            <text:p>0.04 €</text:p>
          </table:table-cell>
          <table:table-cell table:style-name="ce36" office:value-type="string" calcext:value-type="string">
            <text:p>https://www.reichelt.de/de/en/led-smd-0805-green-7-1-mcd-160--oso-lgr971-p231718.html?search=oso+lgr971&amp;&amp;r=1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Pin Connector, 1x16, 2.56mm</text:p>
          </table:table-cell>
          <table:table-cell table:formula="of:=[.$B$13] * 2" office:value-type="float" office:value="2" calcext:value-type="float">
            <text:p>2</text:p>
          </table:table-cell>
          <table:table-cell table:style-name="ce42" office:value-type="currency" office:currency="EUR" office:value="0.34" calcext:value-type="currency">
            <text:p>0.34 €</text:p>
          </table:table-cell>
          <table:table-cell table:style-name="ce43" table:formula="of:=[.B20]*[.C20]" office:value-type="currency" office:currency="EUR" office:value="0.68" calcext:value-type="currency">
            <text:p>0.68 €</text:p>
          </table:table-cell>
          <table:table-cell table:style-name="ce36" office:value-type="string" calcext:value-type="string">
            <text:p>https://www.reichelt.de/buchsenleisten-2-54-mm-1x16-gerade-mpe-094-1-016-p119919.html?&amp;nbc=1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Battery Clips, AAA, Keystone 82</text:p>
          </table:table-cell>
          <table:table-cell table:formula="of:=[.$B$13] * 2" office:value-type="float" office:value="2" calcext:value-type="float">
            <text:p>2</text:p>
          </table:table-cell>
          <table:table-cell table:style-name="ce42" table:formula="of:=17.83/26" office:value-type="currency" office:currency="EUR" office:value="0.685769230769231" calcext:value-type="currency">
            <text:p>0.69 €</text:p>
          </table:table-cell>
          <table:table-cell table:style-name="ce43" table:formula="of:=[.B21]*[.C21]" office:value-type="currency" office:currency="EUR" office:value="1.37153846153846" calcext:value-type="currency">
            <text:p>1.37 €</text:p>
          </table:table-cell>
          <table:table-cell table:style-name="ce36" office:value-type="string" calcext:value-type="string">
            <text:p>https://www.conrad.de/de/p/keystone-82-einzelkontakt-1x-micro-aaa-lady-n-23-a-durchsteckmontage-tht-b-x-h-9-mm-x-13-34-mm-651048.html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Power Switch (adafruit SPDT), 2.56mm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42" office:value-type="currency" office:currency="EUR" office:value="1.39" calcext:value-type="currency">
            <text:p>1.39 €</text:p>
          </table:table-cell>
          <table:table-cell table:style-name="ce43" table:formula="of:=[.B22]*[.C22]" office:value-type="currency" office:currency="EUR" office:value="1.39" calcext:value-type="currency">
            <text:p>1.39 €</text:p>
          </table:table-cell>
          <table:table-cell table:style-name="ce36" office:value-type="string" calcext:value-type="string">
            <text:p>https://eckstein-shop.de/AdafruitBreadboard-friendlySPDTSlideSwitchSchiebeschalter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LM321 opamp, SOT-23-5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42" office:value-type="currency" office:currency="EUR" office:value="0.3" calcext:value-type="currency">
            <text:p>0.30 €</text:p>
          </table:table-cell>
          <table:table-cell table:style-name="ce43" table:formula="of:=[.B23]*[.C23]" office:value-type="currency" office:currency="EUR" office:value="0.3" calcext:value-type="currency">
            <text:p>0.30 €</text:p>
          </table:table-cell>
          <table:table-cell table:style-name="ce36" office:value-type="string" calcext:value-type="string">
            <text:p>https://www.reichelt.de/1-fach-operationsverstaerker-3-0-32v-1-1mhz-0-35-v-s-sot-2-lm321zn5g-tr-p298559.html?&amp;nbc=1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Capacitor, 10uF @ 16V, 1206</text:p>
          </table:table-cell>
          <table:table-cell table:formula="of:=[.$B$13] * 8" office:value-type="float" office:value="8" calcext:value-type="float">
            <text:p>8</text:p>
          </table:table-cell>
          <table:table-cell table:style-name="ce42" office:value-type="currency" office:currency="EUR" office:value="0.109" calcext:value-type="currency">
            <text:p>0.11 €</text:p>
          </table:table-cell>
          <table:table-cell table:style-name="ce43" table:formula="of:=[.B24]*[.C24]" office:value-type="currency" office:currency="EUR" office:value="0.872" calcext:value-type="currency">
            <text:p>0.87 €</text:p>
          </table:table-cell>
          <table:table-cell table:style-name="ce36" office:value-type="string" calcext:value-type="string">
            <text:p>https://www.reichelt.de/vielschicht-kerko-10-f-16v-125-c-kem-x7r1206-10u-p207163.html?&amp;nbc=1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Capacitor, 100uF @ 6V, 1206</text:p>
          </table:table-cell>
          <table:table-cell table:formula="of:=[.$B$13] * 3" office:value-type="float" office:value="3" calcext:value-type="float">
            <text:p>3</text:p>
          </table:table-cell>
          <table:table-cell table:style-name="ce42" office:value-type="currency" office:currency="EUR" office:value="0.27" calcext:value-type="currency">
            <text:p>0.27 €</text:p>
          </table:table-cell>
          <table:table-cell table:style-name="ce43" table:formula="of:=[.B25]*[.C25]" office:value-type="currency" office:currency="EUR" office:value="0.81" calcext:value-type="currency">
            <text:p>0.81 €</text:p>
          </table:table-cell>
          <table:table-cell table:style-name="ce36" office:value-type="string" calcext:value-type="string">
            <text:p>https://www.reichelt.de/smd-vielschichtkondensator-g1206-100-f-6-3v-x5r-g1206-100-6-p89744.html?&amp;nbc=1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Boost Converter TPS 61220 DCKT, MSOP-10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42" office:value-type="currency" office:currency="EUR" office:value="1.6" calcext:value-type="currency">
            <text:p>1.60 €</text:p>
          </table:table-cell>
          <table:table-cell table:style-name="ce43" table:formula="of:=[.B26]*[.C26]" office:value-type="currency" office:currency="EUR" office:value="1.6" calcext:value-type="currency">
            <text:p>1.60 €</text:p>
          </table:table-cell>
          <table:table-cell table:style-name="ce36" office:value-type="string" calcext:value-type="string">
            <text:p>https://www.reichelt.de/dc-dc-einstellbar-0-7--5-5-v-1-8--6-v-msop-10-tps-61220-dckt-p147330.html?&amp;nbc=1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Rechargeable 1.2V AAA Battery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42" office:value-type="currency" office:currency="EUR" office:value="2.2" calcext:value-type="currency">
            <text:p>2.20 €</text:p>
          </table:table-cell>
          <table:table-cell table:style-name="ce43" table:formula="of:=[.B27]*[.C27]" office:value-type="currency" office:currency="EUR" office:value="2.2" calcext:value-type="currency">
            <text:p>2.20 €</text:p>
          </table:table-cell>
          <table:table-cell table:style-name="ce36" office:value-type="string" calcext:value-type="string">
            <text:p>https://www.reichelt.de/extreme-nimh-akku-aaa-micro-800-mah-4er-pack-en-re-4x800-p115132.html?&amp;nbc=1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Inductance, 10uH @ 230mA, 1210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42" office:value-type="currency" office:currency="EUR" office:value="0.24" calcext:value-type="currency">
            <text:p>0.24 €</text:p>
          </table:table-cell>
          <table:table-cell table:style-name="ce43" table:formula="of:=[.B28]*[.C28]" office:value-type="currency" office:currency="EUR" office:value="0.24" calcext:value-type="currency">
            <text:p>0.24 €</text:p>
          </table:table-cell>
          <table:table-cell office:value-type="string" calcext:value-type="string">
            <text:p><text:span text:style-name="T1"><text:a xlink:href="https://www.reichelt.de/de/en/chip-inductor-1210f-10-h-l-1210f-10--p138574.html" xlink:type="simple">https://www.reichelt.de/de/en/chip-inductor-1210f-10-h-l-1210f-10--p138574.html</text:a></text:span>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Pin Header, 1x36, 2.56mm, straight</text:p>
          </table:table-cell>
          <table:table-cell table:formula="of:=ROUND([.$B$13] * 26/36; 2)" office:value-type="float" office:value="0.72" calcext:value-type="float">
            <text:p>0.72</text:p>
          </table:table-cell>
          <table:table-cell table:style-name="ce42" office:value-type="currency" office:currency="EUR" office:value="0.59" calcext:value-type="currency">
            <text:p>0.59 €</text:p>
          </table:table-cell>
          <table:table-cell table:style-name="ce43" table:formula="of:=[.B29]*[.C29]" office:value-type="currency" office:currency="EUR" office:value="0.4248" calcext:value-type="currency">
            <text:p>0.42 €</text:p>
          </table:table-cell>
          <table:table-cell table:style-name="ce36" office:value-type="string" calcext:value-type="string">
            <text:p>https://www.reichelt.de/de/en/pin-headers-2-54-mm-1x36-straight-mpe-087-1-036-p119890.html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Jumper, 2-pin, 2.56mm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42" office:value-type="currency" office:currency="EUR" office:value="0.03" calcext:value-type="currency">
            <text:p>0.03 €</text:p>
          </table:table-cell>
          <table:table-cell table:style-name="ce43" table:formula="of:=[.B30]*[.C30]" office:value-type="currency" office:currency="EUR" office:value="0.03" calcext:value-type="currency">
            <text:p>0.03 €</text:p>
          </table:table-cell>
          <table:table-cell table:style-name="ce36" office:value-type="string" calcext:value-type="string">
            <text:p>https://www.reichelt.de/de/en/jumper-black-with-lug-jumper-2-54gl-sw-p9019.html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Screw, 3M, 4mm</text:p>
          </table:table-cell>
          <table:table-cell table:formula="of:=[.$B$13] * 4" office:value-type="float" office:value="4" calcext:value-type="float">
            <text:p>4</text:p>
          </table:table-cell>
          <table:table-cell table:style-name="ce42" table:formula="of:=1.79/100" office:value-type="currency" office:currency="EUR" office:value="0.0179" calcext:value-type="currency">
            <text:p>0.02 €</text:p>
          </table:table-cell>
          <table:table-cell table:style-name="ce43" table:formula="of:=[.B31]*[.C31]" office:value-type="currency" office:currency="EUR" office:value="0.0716" calcext:value-type="currency">
            <text:p>0.07 €</text:p>
          </table:table-cell>
          <table:table-cell table:style-name="ce36" office:value-type="string" calcext:value-type="string">
            <text:p>https://www.schraubenking.at/M3-x-4mm-Linsenkopfschrauben-PH-Stahl-verzinkt-FKL48-DIN7985-P005151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Dome Nuts, 3M, DIN1587 (A2 Stainless Steel)</text:p>
          </table:table-cell>
          <table:table-cell table:formula="of:=[.$B$13] * 4" office:value-type="float" office:value="4" calcext:value-type="float">
            <text:p>4</text:p>
          </table:table-cell>
          <table:table-cell table:style-name="ce42" table:formula="of:=1.37/10" office:value-type="currency" office:currency="EUR" office:value="0.137" calcext:value-type="currency">
            <text:p>0.14 €</text:p>
          </table:table-cell>
          <table:table-cell table:style-name="ce43" table:formula="of:=[.B32]*[.C32]" office:value-type="currency" office:currency="EUR" office:value="0.548" calcext:value-type="currency">
            <text:p>0.55 €</text:p>
          </table:table-cell>
          <table:table-cell table:style-name="ce36" office:value-type="string" calcext:value-type="string">
            <text:p>https://www.schraubenking.at/M3-Hutmutter-DIN1587-Edelstahl-A2-P002263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Isolating Tape to protect bottom side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EUR" office:value="0" calcext:value-type="currency">
            <text:p>0.00 €</text:p>
          </table:table-cell>
          <table:table-cell table:style-name="ce43" office:value-type="currency" office:currency="EUR" office:value="0" calcext:value-type="currency">
            <text:p>0.00 €</text:p>
          </table:table-cell>
          <table:table-cell table:style-name="ce36"/>
          <table:table-cell table:number-columns-repeated="1019"/>
        </table:table-row>
        <table:table-row table:style-name="ro2">
          <table:table-cell table:style-name="ce34" office:value-type="string" calcext:value-type="string">
            <text:p>Electrode Module</text:p>
          </table:table-cell>
          <table:table-cell office:value-type="float" office:value="2" calcext:value-type="float">
            <text:p>2</text:p>
          </table:table-cell>
          <table:table-cell table:style-name="ce13" table:formula="of:=SUM([.D35:.D52])/[.B34]" office:value-type="currency" office:currency="USD" office:value="25.3916666666667" calcext:value-type="currency">
            <text:p>$25.39</text:p>
          </table:table-cell>
          <table:table-cell table:style-name="ce43" table:formula="of:=[.B34]*[.C34]" office:value-type="currency" office:currency="EUR" office:value="50.7833333333333" calcext:value-type="currency">
            <text:p>50.78 €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lectrode Module Board B3.1</text:p>
          </table:table-cell>
          <table:table-cell table:formula="of:=[.$B$34] * 1" office:value-type="float" office:value="2" calcext:value-type="float">
            <text:p>2</text:p>
          </table:table-cell>
          <table:table-cell table:style-name="ce41" table:formula="of:=33.14/30" office:value-type="currency" office:currency="EUR" office:value="1.10466666666667" calcext:value-type="currency">
            <text:p>1.10 €</text:p>
          </table:table-cell>
          <table:table-cell table:style-name="ce43" table:formula="of:=[.B35]*[.C35]" office:value-type="currency" office:currency="EUR" office:value="2.20933333333333" calcext:value-type="currency">
            <text:p>2.21 €</text:p>
          </table:table-cell>
          <table:table-cell table:style-name="Default" office:value-type="string" calcext:value-type="string">
            <text:p>https://psylink.me/b3.2</text:p>
          </table:table-cell>
          <table:table-cell table:number-columns-repeated="1019"/>
        </table:table-row>
        <table:table-row table:style-name="ro2">
          <table:table-cell table:style-name="ce37" office:value-type="string" calcext:value-type="string">
            <text:p>INA128AU Instr. Amplifier, SO-8</text:p>
          </table:table-cell>
          <table:table-cell table:formula="of:=[.$B$34] * 4" office:value-type="float" office:value="8" calcext:value-type="float">
            <text:p>8</text:p>
          </table:table-cell>
          <table:table-cell table:style-name="ce43" office:value-type="currency" office:currency="EUR" office:value="5.65" calcext:value-type="currency">
            <text:p>5.65 €</text:p>
          </table:table-cell>
          <table:table-cell table:style-name="ce43" table:formula="of:=[.B36]*[.C36]" office:value-type="currency" office:currency="EUR" office:value="45.2" calcext:value-type="currency">
            <text:p>45.20 €</text:p>
          </table:table-cell>
          <table:table-cell table:style-name="ce37" office:value-type="string" calcext:value-type="string">
            <text:p>https://www.reichelt.de/instrumentationsverstaerker-1-fach-4-v-s-1-3-mhz-so-8-ina-128-ua-p147256.html</text:p>
          </table:table-cell>
          <table:table-cell table:number-columns-repeated="1019"/>
        </table:table-row>
        <table:table-row table:style-name="ro2">
          <table:table-cell table:style-name="ce37" office:value-type="string" calcext:value-type="string">
            <text:p>Resistor, 200, 1%, 0805</text:p>
          </table:table-cell>
          <table:table-cell table:formula="of:=[.$B$34] * 4" office:value-type="float" office:value="8" calcext:value-type="float">
            <text:p>8</text:p>
          </table:table-cell>
          <table:table-cell table:style-name="ce42" office:value-type="currency" office:currency="EUR" office:value="0.01" calcext:value-type="currency">
            <text:p>0.01 €</text:p>
          </table:table-cell>
          <table:table-cell table:style-name="ce43" table:formula="of:=[.B37]*[.C37]" office:value-type="currency" office:currency="EUR" office:value="0.08" calcext:value-type="currency">
            <text:p>0.08 €</text:p>
          </table:table-cell>
          <table:table-cell table:style-name="ce45"/>
          <table:table-cell table:number-columns-repeated="1019"/>
        </table:table-row>
        <table:table-row table:style-name="ro2">
          <table:table-cell table:style-name="ce36" office:value-type="string" calcext:value-type="string">
            <text:p>Resistor, 1M, 1%, 0805</text:p>
          </table:table-cell>
          <table:table-cell table:formula="of:=[.$B$34] * 8" office:value-type="float" office:value="16" calcext:value-type="float">
            <text:p>16</text:p>
          </table:table-cell>
          <table:table-cell table:style-name="ce42" office:value-type="currency" office:currency="EUR" office:value="0.009" calcext:value-type="currency">
            <text:p>0.01 €</text:p>
          </table:table-cell>
          <table:table-cell table:style-name="ce43" table:formula="of:=[.B38]*[.C38]" office:value-type="currency" office:currency="EUR" office:value="0.144" calcext:value-type="currency">
            <text:p>0.14 €</text:p>
          </table:table-cell>
          <table:table-cell table:style-name="ce36" office:value-type="string" calcext:value-type="string">
            <text:p>https://www.reichelt.de/smd-widerstand-0805-1-0-mohm-125-mw-1--smd-0805-1-00m-p32922.html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Capacitor, 100nF @ 50V, 0805</text:p>
          </table:table-cell>
          <table:table-cell office:value-type="float" office:value="24" calcext:value-type="float">
            <text:p>24</text:p>
          </table:table-cell>
          <table:table-cell table:style-name="ce42" office:value-type="currency" office:currency="EUR" office:value="0.01" calcext:value-type="currency">
            <text:p>0.01 €</text:p>
          </table:table-cell>
          <table:table-cell table:style-name="ce43" table:formula="of:=[.B39]*[.C39]" office:value-type="currency" office:currency="EUR" office:value="0.24" calcext:value-type="currency">
            <text:p>0.24 €</text:p>
          </table:table-cell>
          <table:table-cell table:style-name="ce36" office:value-type="string" calcext:value-type="string">
            <text:p>https://www.reichelt.de/smd-vielschicht-keramikkondensator-100n-10--x7r-g0805-100n-p31879.html?&amp;nbc=1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Pin Header, 1x36, 2.56mm, straight</text:p>
          </table:table-cell>
          <table:table-cell table:formula="of:=[.$B$34] * 18/36" office:value-type="float" office:value="1" calcext:value-type="float">
            <text:p>1</text:p>
          </table:table-cell>
          <table:table-cell table:style-name="ce42" office:value-type="currency" office:currency="EUR" office:value="0.59" calcext:value-type="currency">
            <text:p>0.59 €</text:p>
          </table:table-cell>
          <table:table-cell table:style-name="ce43" table:formula="of:=[.B40]*[.C40]" office:value-type="currency" office:currency="EUR" office:value="0.59" calcext:value-type="currency">
            <text:p>0.59 €</text:p>
          </table:table-cell>
          <table:table-cell table:style-name="ce36" office:value-type="string" calcext:value-type="string">
            <text:p>https://www.reichelt.de/de/en/pin-headers-2-54-mm-1x36-straight-mpe-087-1-036-p119890.html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Spacer Screws, 3M, 5mm (brass, nickel-plated)</text:p>
          </table:table-cell>
          <table:table-cell table:formula="of:=[.$B$34] * 8" office:value-type="float" office:value="16" calcext:value-type="float">
            <text:p>16</text:p>
          </table:table-cell>
          <table:table-cell table:style-name="ce42" office:value-type="currency" office:currency="EUR" office:value="0.11" calcext:value-type="currency">
            <text:p>0.11 €</text:p>
          </table:table-cell>
          <table:table-cell table:style-name="ce43" table:formula="of:=[.B41]*[.C41]" office:value-type="currency" office:currency="EUR" office:value="1.76" calcext:value-type="currency">
            <text:p>1.76 €</text:p>
          </table:table-cell>
          <table:table-cell table:style-name="ce36" office:value-type="string" calcext:value-type="string">
            <text:p>https://www.reichelt.de/de/en/spacers-metal-hexagon-m3-5-mm-da-5mm-p7021.html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Hexagonal Nuts, 3M</text:p>
          </table:table-cell>
          <table:table-cell table:formula="of:=[.$B$34] * 8" office:value-type="float" office:value="16" calcext:value-type="float">
            <text:p>16</text:p>
          </table:table-cell>
          <table:table-cell table:style-name="ce42" office:value-type="currency" office:currency="EUR" office:value="0.035" calcext:value-type="currency">
            <text:p>0.04 €</text:p>
          </table:table-cell>
          <table:table-cell table:style-name="ce43" table:formula="of:=[.B42]*[.C42]" office:value-type="currency" office:currency="EUR" office:value="0.56" calcext:value-type="currency">
            <text:p>0.56 €</text:p>
          </table:table-cell>
          <table:table-cell table:style-name="ce36" office:value-type="string" calcext:value-type="string">
            <text:p>https://www.reichelt.de/de/en/hexagonal-nuts-a2-stainless-steel-m3-sk-e-m3-100-p72592.html?&amp;nbc=1</text:p>
          </table:table-cell>
          <table:table-cell table:number-columns-repeated="1019"/>
        </table:table-row>
        <table:table-row table:style-name="ro2" table:number-rows-repeated="21">
          <table:table-cell table:number-columns-repeated="2"/>
          <table:table-cell table:style-name="ce43" table:number-columns-repeated="2"/>
          <table:table-cell table:number-columns-repeated="1020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3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 number:title="User-defined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number:number-style style:name="N121">
      <number:number number:decimal-places="2" number:min-decimal-places="2" number:min-integer-digits="1"/>
      <number:text> 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4T00:11:51.734953711</meta:creation-date>
    <dc:date>2023-06-16T23:13:49.569988848</dc:date>
    <meta:editing-duration>PT1H31M52S</meta:editing-duration>
    <meta:editing-cycles>49</meta:editing-cycles>
    <meta:generator>LibreOffice/7.3.7.2$Linux_X86_64 LibreOffice_project/30$Build-2</meta:generator>
    <meta:document-statistic meta:table-count="1" meta:cell-count="179" meta:object-count="0"/>
  </office:meta>
</office:document-meta>
</file>